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P21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3/2025<text:bookmark-end text:name="Text14"/></text:p>
            <text:p text:style-name="Normální">KVOP-13382/2025<text:bookmark-end text:name="Text2"/></text:p>
            <text:p text:style-name="Normální"><text:bookmark-start text:name="Text6"/>26. 03. 2025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K.</text:p>
            <text:p text:style-name="Normální"/>
            <text:p text:style-name="Normální"/>
            <text:p text:style-name="Normální"/>
            <text:p text:style-name="P17">e-mail: <text:s/></text:p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<text:s/>č. 106/1999 Sb., o svobodném přístupu k informacím</text:h>
      <text:p text:style-name="Základnítext">Vážený pane inženýre,</text:p>
      <text:p text:style-name="Základnítext">dne<text:s/><text:span text:style-name="T18">18. března 2025</text:span><text:s/>obdržela Kancelář veřejného ochránce práv Vaši žádost o informace. Žádáte o informaci, v jaké stavu se nachází šetření z vlastní iniciativy sp. zn. 5888/2024/VOP/DK.</text:p>
      <text:p text:style-name="Základnítext"><text:span text:style-name="Silné">Dáváme Vám tyto informace</text:span>:</text:p>
      <text:p text:style-name="Základnítext"><text:span text:style-name="T19">V rámci uvedeného šetření vedeného z vlastní iniciativy ochránce zatím stále probíhá shromažďování podkladů a informací, na základě kterých bude posléze vydána zpráva o šetření. Po ukončení šetření bude stanovisko ochránce dos</text:span><text:span text:style-name="T20">tupné on-line v Evidenci stanovisek ochránce (ESO). Datum ukončení šetření nelze v tomto okamžiku předvídat.</text:span></text:p>
      <text:p text:style-name="Základnítext">S pozdravem</text:p>
      <text:p text:style-name="P21">JUDr. Pavel Pořízek, Ph.D. v. r.</text:p>
      <text:p text:style-name="podpis">vedoucí Kanceláře veřejného ochránce práv</text:p>
      <text:p text:style-name="podpis">(podepsáno elektronicky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CLL0*</text:span></text:p>
        <text:p text:style-name="P12"><text:span text:style-name="T13">KVOPX00FCLL0</text:span>KVOPX00FCLL0</text:p>
        <text:p text:style-name="P14"/>
      </style:header>
      <style:footer>
        <text:p text:style-name="kontakt">Kancelář veřejného ochránce práv, Údolní 39, 602 00 Brno, tel.: (+420) 542 542 111, fax: (+420)<text:s/>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5-12T06:43:00Z</meta:creation-date>
    <dc:date>2025-05-12T06:49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32" meta:character-count="910" meta:row-count="6" meta:non-whitespace-character-count="779"/>
  </office:meta>
</office:document-meta>
</file>